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AI_Verbal_Trainer</text:p>
      <text:p text:style-name="Standard">├── src/</text:p>
      <text:p text:style-name="Standard">│ <text:s text:c="2"/>├── app.py <text:s/># Main Streamlit app</text:p>
      <text:p text:style-name="Standard">│ <text:s text:c="2"/>├── utils.py <text:s/># Helper functions (e.g., progress logging, API key loading)</text:p>
      <text:p text:style-name="Standard">├── .env.template <text:s/># Template for API keys</text:p>
      <text:p text:style-name="Standard">├── README.md <text:s/># Setup, usage, and design decisions</text:p>
      <text:p text:style-name="Standard">├── requirements.txt <text:s/># Required dependencies</text:p>
      <text:p text:style-name="Standard">├── progress_log.json <text:s/># Stores user interactions (excluded from Git)</text:p>
      <text:p text:style-name="Standard">└── .gitignore <text:s/># Ignore .env, logs, and credentials</text:p>
      <text:p text:style-name="Standard"/>
      <text:p text:style-name="Standard"/>
      <text:p text:style-name="Standard"># .env.template</text:p>
      <text:p text:style-name="Standard">GEMINI_API_KEY=your_gemini_api_key_here</text:p>
      <text:p text:style-name="Standard">GOOGLE_APPLICATION_CREDENTIALS=your_google_credentials_path_here</text:p>
      <text:p text:style-name="Standard"/>
      <text:p text:style-name="Standard"/>
      <text:p text:style-name="Standard"># README.md</text:p>
      <text:p text:style-name="Standard"># Verbal Communication Skills Trainer</text:p>
      <text:p text:style-name="Standard"/>
      <text:p text:style-name="Standard">## 📌 Overview</text:p>
      <text:p text:style-name="Standard">This is a Streamlit-based AI-powered verbal communication skills trainer using Google's Gemini API for feedback and speech processing. It supports multiple input methods, including text, voice, and uploaded audio files.</text:p>
      <text:p text:style-name="Standard"/>
      <text:p text:style-name="Standard">## 🔧 Setup Instructions</text:p>
      <text:p text:style-name="Standard">1. **Clone the repository**:</text:p>
      <text:p text:style-name="Standard"><text:s text:c="3"/>```bash</text:p>
      <text:p text:style-name="Standard"><text:s text:c="3"/>git clone https://github.com/SreeHarhsa/AI_Verbal_Trainer.git</text:p>
      <text:p text:style-name="Standard"><text:s text:c="3"/>cd AI_Verbal_Trainer</text:p>
      <text:p text:style-name="Standard"><text:s text:c="3"/>```</text:p>
      <text:p text:style-name="Standard">2. **Create and activate a virtual environment**:</text:p>
      <text:p text:style-name="Standard"><text:s text:c="3"/>```bash</text:p>
      <text:p text:style-name="Standard"><text:s text:c="3"/>python3 -m venv venv</text:p>
      <text:p text:style-name="Standard"><text:s text:c="3"/>source venv/bin/activate <text:s/># On Windows: venv\Scripts\activate</text:p>
      <text:p text:style-name="Standard"><text:s text:c="3"/>```</text:p>
      <text:p text:style-name="Standard">3. **Install dependencies**:</text:p>
      <text:p text:style-name="Standard"><text:s text:c="3"/>```bash</text:p>
      <text:p text:style-name="Standard"><text:s text:c="3"/>pip install -r requirements.txt</text:p>
      <text:p text:style-name="Standard"><text:s text:c="3"/>```</text:p>
      <text:p text:style-name="Standard">4. **Set up environment variables**:</text:p>
      <text:p text:style-name="Standard"><text:s text:c="3"/>- Rename `.env.template` to `.env` and update it with your API keys.</text:p>
      <text:p text:style-name="Standard"><text:s text:c="3"/>- Set up Google Cloud credentials for speech processing.</text:p>
      <text:p text:style-name="Standard">5. **Run the Streamlit app**:</text:p>
      <text:p text:style-name="Standard"><text:s text:c="3"/>```bash</text:p>
      <text:p text:style-name="Standard"><text:s text:c="3"/>streamlit run src/app.py</text:p>
      <text:p text:style-name="Standard"><text:s text:c="3"/>```</text:p>
      <text:p text:style-name="Standard"/>
      <text:p text:style-name="Standard">## 📌 Usage</text:p>
      <text:p text:style-name="Standard">- **Chat-based AI coaching**: Enter a message and receive AI-driven feedback.</text:p>
      <text:p text:style-name="Standard">- **Voice-based training**: Speak into the microphone, transcribe your response, and get AI feedback.</text:p>
      <text:p text:style-name="Standard">- **Upload Audio**: Upload `.wav`, `.mp3`, or `.flac` files for AI analysis.</text:p>
      <text:p text:style-name="Standard"><text:soft-page-break/>- **Skill modules**: Train in **Impromptu Speaking, Storytelling, Conflict Resolution, and General Feedback**.</text:p>
      <text:p text:style-name="Standard">- **Progress Tracking**: View past feedback and improve over time.</text:p>
      <text:p text:style-name="Standard"/>
      <text:p text:style-name="Standard">## 💡 Design Decisions</text:p>
      <text:p text:style-name="Standard">- **Why Gemini API?**</text:p>
      <text:p text:style-name="Standard"><text:s text:c="2"/>- Provides advanced conversational AI for meaningful feedback.</text:p>
      <text:p text:style-name="Standard"><text:s text:c="2"/>- Supports both text-based and voice-based interactions.</text:p>
      <text:p text:style-name="Standard">- **Why Streamlit?**</text:p>
      <text:p text:style-name="Standard"><text:s text:c="2"/>- Quick and interactive UI development for AI-based applications.</text:p>
      <text:p text:style-name="Standard"><text:s text:c="2"/>- Supports real-time speech-to-text processing.</text:p>
      <text:p text:style-name="Standard">- **Google Cloud Speech &amp; Text-to-Speech Integration**</text:p>
      <text:p text:style-name="Standard"><text:s text:c="2"/>- Enables accurate speech recognition and natural-sounding AI responses.</text:p>
      <text:p text:style-name="Standard"><text:s text:c="2"/>- Allows real-time voice feedback generation for training sessions.</text:p>
      <text:p text:style-name="Standard"/>
      <text:p text:style-name="Standard">---</text:p>
      <text:p text:style-name="Standard"/>
      <text:p text:style-name="Standard"># requirements.txt</text:p>
      <text:p text:style-name="Standard">streamlit</text:p>
      <text:p text:style-name="Standard">openai</text:p>
      <text:p text:style-name="Standard">speechrecognition</text:p>
      <text:p text:style-name="Standard">pyaudio</text:p>
      <text:p text:style-name="Standard">google-generativeai</text:p>
      <text:p text:style-name="Standard">google-cloud-speech</text:p>
      <text:p text:style-name="Standard">google-cloud-texttospeech</text:p>
      <text:p text:style-name="Standard">python-dotenv</text:p>
      <text:p text:style-name="Standard">docx</text:p>
      <text:p text:style-name="Standard">random</text:p>
      <text:p text:style-name="Standard">tempfile</text:p>
      <text:p text:style-name="Standard">js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33:20.427188840</meta:creation-date>
    <dc:date>2025-03-04T22:33:45.693301149</dc:date>
    <meta:editing-duration>PT25S</meta:editing-duration>
    <meta:editing-cycles>1</meta:editing-cycles>
    <meta:document-statistic meta:table-count="0" meta:image-count="0" meta:object-count="0" meta:page-count="2" meta:paragraph-count="68" meta:word-count="325" meta:character-count="2514" meta:non-whitespace-character-count="2185"/>
    <meta:generator>LibreOffice/7.3.7.2$Linux_X86_64 LibreOffice_project/30$Build-2</meta:generator>
  </office:meta>
</office:document-meta>
</file>